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06cb90" officeooo:paragraph-rsid="0006cb90"/>
    </style:style>
    <style:style style:name="P2" style:family="paragraph" style:parent-style-name="Text_20_body">
      <style:text-properties officeooo:rsid="00079205" officeooo:paragraph-rsid="00079205"/>
    </style:style>
    <style:style style:name="P3" style:family="paragraph" style:parent-style-name="Text_20_body">
      <style:text-properties officeooo:rsid="00083d4e" officeooo:paragraph-rsid="00083d4e"/>
    </style:style>
    <style:style style:name="P4" style:family="paragraph" style:parent-style-name="Title">
      <style:text-properties fo:language="en" fo:country="US" officeooo:rsid="0006cb90"/>
    </style:style>
    <style:style style:name="P5" style:family="paragraph" style:parent-style-name="Text_20_body">
      <style:text-properties officeooo:rsid="000ac829" officeooo:paragraph-rsid="000ac829"/>
    </style:style>
    <style:style style:name="P6" style:family="paragraph" style:parent-style-name="Text_20_body">
      <style:text-properties officeooo:rsid="000b53e1" officeooo:paragraph-rsid="000b53e1"/>
    </style:style>
    <style:style style:name="P7" style:family="paragraph" style:parent-style-name="Heading_20_1">
      <style:text-properties fo:language="en" fo:country="US" officeooo:rsid="0006cb90" officeooo:paragraph-rsid="0006cb90"/>
    </style:style>
    <style:style style:name="P8" style:family="paragraph" style:parent-style-name="Heading_20_1">
      <style:text-properties officeooo:rsid="00079205" officeooo:paragraph-rsid="00079205"/>
    </style:style>
    <style:style style:name="P9" style:family="paragraph" style:parent-style-name="Heading_20_1">
      <style:text-properties officeooo:rsid="00083d4e" officeooo:paragraph-rsid="00083d4e"/>
    </style:style>
    <style:style style:name="P10" style:family="paragraph" style:parent-style-name="Heading_20_1">
      <style:text-properties officeooo:rsid="000a2562" officeooo:paragraph-rsid="000a2562"/>
    </style:style>
    <style:style style:name="P11" style:family="paragraph" style:parent-style-name="Heading_20_1">
      <style:text-properties officeooo:rsid="000b53e1" officeooo:paragraph-rsid="000b53e1"/>
    </style:style>
    <style:style style:name="T1" style:family="text">
      <style:text-properties officeooo:rsid="000af4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chnical Design</text:p>
      <text:h text:style-name="P7" text:outline-level="1">The Menu System</text:h>
      <text:p text:style-name="P1">The menu system consists of a state machine which represents each page as a different state. Each page is saved in a separate Lua file which returns a table that contains the state ID the page has, an init function and a destroy function. The init function should set up all widgets needed with all callbacks and the destroy function should either hide all widgets or delete them from memory completely. The init method gets a function pointer to the "changeState" function of the main GUI. The "changeState" function calls "destroy" on the current state and "init" on the next state right before setting the current state appropriately.</text:p>
      <text:h text:style-name="P8" text:outline-level="1">The Credits Page</text:h>
      <text:p text:style-name="P2">The credits page contains mostly text and displays all people involved in creating this game. The text displayed is loaded from the “assets/credits.txt” file dynamically to allow easy addition of people. The text scrolls slowly to the top and uplifting music plays. On the bottom of the screen there is a “Back” button to get to the previous page.</text:p>
      <text:h text:style-name="P9" text:outline-level="1">The Exit</text:h>
      <text:p text:style-name="P3">When the game exits all configurations and game states should be saved in either “$HOME/.mmc” or “%APPDATA%\mmc” depending on the operating system.</text:p>
      <text:h text:style-name="P10" text:outline-level="1">The Item System</text:h>
      <text:p text:style-name="P5">Items in a level are objects added in the Tiled editor with their item type as their name. The game loads a Lua script (“assets/items/items.lua”) that loads all item definition files and puts them into a hash map which maps the item type name to a table that contains an “item:onCollide(object, player)” function which gets the items Neo2D::Sprite and the player state so it can modify the health status, number of lives or similar. <text:span text:style-name="T1">To add a new item type just create a Lua file in “assets/items” and load it in the “items.lua” file.</text:span></text:p>
      <text:h text:style-name="P11" text:outline-level="1">Moving Platforms and Waypoints</text:h>
      <text:p text:style-name="P6">Implementing moving platforms is very straight forward by using a waypoint system. To let a platform (or any object for that matter) move in a predefined pattern it is necessary to add a “polyline” object to the level file created with Tiled. This polyline needs a unique name which can be anything. The second part is inserting an object to the object layer, giving it a name (or none, does not matter at this point) and creating a property with the name “Path” and specifying the name of the polyline as its value. The game will automatically pick it up and the object will follow the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M48S</meta:editing-duration>
    <meta:editing-cycles>9</meta:editing-cycles>
    <meta:generator>LibreOffice/4.4.5.2$Windows_x86 LibreOffice_project/a22f674fd25a3b6f45bdebf25400ed2adff0ff99</meta:generator>
    <dc:date>2015-11-13T09:14:37.823000000</dc:date>
    <meta:document-statistic meta:table-count="0" meta:image-count="0" meta:object-count="0" meta:page-count="1" meta:paragraph-count="11" meta:word-count="407" meta:character-count="2356" meta:non-whitespace-character-count="1960"/>
    <meta:user-defined meta:name="Info 1"/>
    <meta:user-defined meta:name="Info 2"/>
    <meta:user-defined meta:name="Info 3"/>
    <meta:user-defined meta:name="Info 4"/>
  </office:meta>
</office:document-meta>
</file>